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267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99pt" fo:break-before="auto" style:use-optimal-row-height="false"/>
    </style:style>
    <style:style style:name="ro2" style:family="table-row">
      <style:table-row-properties style:row-height="47pt" fo:break-before="auto" style:use-optimal-row-height="false"/>
    </style:style>
    <style:style style:name="ro3" style:family="table-row">
      <style:table-row-properties style:row-height="41.75pt" fo:break-before="auto" style:use-optimal-row-height="false"/>
    </style:style>
    <style:style style:name="ro4" style:family="table-row">
      <style:table-row-properties style:row-height="51.45pt" fo:break-before="auto" style:use-optimal-row-height="false"/>
    </style:style>
    <style:style style:name="ro5" style:family="table-row">
      <style:table-row-properties style:row-height="40.25pt" fo:break-before="auto" style:use-optimal-row-height="false"/>
    </style:style>
    <style:style style:name="ro6" style:family="table-row">
      <style:table-row-properties style:row-height="50.71pt" fo:break-before="auto" style:use-optimal-row-height="false"/>
    </style:style>
    <style:style style:name="ro7" style:family="table-row">
      <style:table-row-properties style:row-height="33.5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1" office:value-type="string" calcext:value-type="string">
            <text:p>Criteria for score</text:p>
          </table:table-cell>
          <table:table-cell table:style-name="ce11" office:value-type="string" calcext:value-type="string">
            <text:p>Score</text:p>
            <text:p>(0-5 stars)</text:p>
          </table:table-cell>
          <table:table-cell table:style-name="ce11" office:value-type="string" calcext:value-type="string">
            <text:p>Own explanation of choosing that score (why that score? –your OWN arguments based on the literature, with links to page numbers)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a) How well did you make an engaging game, and why?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he game tries to introduce a slowly building challenge, by</text:p>
            <text:p>Introducing lights and enemies gradually, to maintain a</text:p>
            <text:p>flow that balances frustration and boredom, but falls</text:p>
            <text:p>short(p.98, Fullerton 2018).</text:p>
          </table:table-cell>
          <table:table-cell table:number-columns-repeated="1021"/>
        </table:table-row>
        <table:table-row table:style-name="ro3">
          <table:table-cell table:style-name="ce12" office:value-type="string" calcext:value-type="string">
            <text:p>b) How well did you make a fun game, and why?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2" office:value-type="string" calcext:value-type="string">
            <text:p>c) How well did you make a unique and innovative game, and why?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12" office:value-type="string" calcext:value-type="string">
            <text:p>d) How well did you make a balanced game, and why?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By slowly introducing the enemies and lights, it should </text:p>
            <text:p>have introduced the systems gradually, but due to there</text:p>
            <text:p>Only being one short level, this doesn’t unfold fully.</text:p>
          </table:table-cell>
          <table:table-cell table:number-columns-repeated="1021"/>
        </table:table-row>
        <table:table-row table:style-name="ro6">
          <table:table-cell table:style-name="ce12" office:value-type="string" calcext:value-type="string">
            <text:p>e) How well did you make a Internally complete game, and why?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The game is still missing more levels, that builds further</text:p>
            <text:p>on the mechanics, and fully implements balance it needs.</text:p>
          </table:table-cell>
          <table:table-cell table:number-columns-repeated="1021"/>
        </table:table-row>
        <table:table-row table:style-name="ro7">
          <table:table-cell table:style-name="ce12" office:value-type="string" calcext:value-type="string">
            <text:p>f) How well did you playtest, and why?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Only playtesting twice left not much room for improving</text:p>
            <text:p>the design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) Total Score of the above(a-f)(Result: 0-5 full stars)</text:p>
          </table:table-cell>
          <table:table-cell table:style-name="ce14" office:value-type="float" office:value="13" calcext:value-type="float">
            <text:p>13</text:p>
          </table:table-cell>
          <table:table-cell table:style-name="ce15"/>
          <table:table-cell table:number-columns-repeated="1021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21:55:09.060896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9:58:16.713626421</meta:creation-date>
    <dc:date>2019-05-23T22:26:06.190154143</dc:date>
    <meta:editing-duration>PT2M57S</meta:editing-duration>
    <meta:editing-cycles>2</meta:editing-cycles>
    <meta:generator>LibreOffice/6.2.3.2$Linux_X86_64 LibreOffice_project/20$Build-2</meta:generator>
    <meta:document-statistic meta:table-count="1" meta:cell-count="21" meta:object-count="0"/>
  </office:meta>
</office:document-meta>
</file>